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style:contextual-spacing="false" fo:line-height="100%"/>
      <style:text-properties officeooo:paragraph-rsid="000f0357"/>
    </style:style>
    <style:style style:name="T1" style:family="text">
      <style:text-properties officeooo:rsid="000d1a0f"/>
    </style:style>
    <style:style style:name="T2" style:family="text">
      <style:text-properties officeooo:rsid="000fdb68"/>
    </style:style>
    <style:style style:name="T3" style:family="text">
      <style:text-properties officeooo:rsid="00111c03"/>
    </style:style>
    <style:style style:name="T4" style:family="text">
      <style:text-properties officeooo:rsid="00133446"/>
    </style:style>
    <style:style style:name="T5" style:family="text">
      <style:text-properties officeooo:rsid="00167f48"/>
    </style:style>
    <style:style style:name="T6" style:family="text">
      <style:text-properties officeooo:rsid="001a68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bout Me</text:p>
      <text:p text:style-name="P1">I am an aspiring full stack <text:span text:style-name="T1">security/</text:span>programmer. I self host and write my own programs for my own needs. I love Linux. I host my own websites and make my own content. My dream is to work at a company where I'll be able to grow and learn as a person and a programmer. </text:p>
      <text:p text:style-name="Standard">I'm currently studying &lt;a href=https://www.leedsbeckett.ac.uk/courses/cyber-security-digital-forensics-bsc/&gt;Cyber Forensics and Security at Leeds Beckett University&lt;/a&gt;. Check out some of my projects I have done at university, they’re the best example I have of my growth. </text:p>
      <text:p text:style-name="P1">I have written a lot of code in the past, most of it is under the &lt;<text:span text:style-name="T5">a href=https://unlicense.org/&gt;</text:span><text:span text:style-name="T4">Unlicense</text:span> Licence&lt;/<text:span text:style-name="T5">a</text:span>&gt;, <text:span text:style-name="T2">or other “free” licences</text:span> because I want to make the world a better place with my code. You can see my code and some of my projects on &lt;<text:span text:style-name="T6">a href=https://github.com/c3ypt1c&gt;</text:span>GitHub&lt;/<text:span text:style-name="T6">a&gt;</text:span>. There are some of the examples of my code <text:span text:style-name="T3">and projects</text:span> on this website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6T19:57:50.868642298</meta:creation-date>
    <dc:date>2021-02-08T06:00:00.156765443</dc:date>
    <meta:editing-duration>P1DT1H10M2S</meta:editing-duration>
    <meta:editing-cycles>19</meta:editing-cycles>
    <meta:generator>LibreOffice/7.0.4.2$Linux_X86_64 LibreOffice_project/00$Build-2</meta:generator>
    <meta:document-statistic meta:table-count="0" meta:image-count="0" meta:object-count="0" meta:page-count="1" meta:paragraph-count="4" meta:word-count="151" meta:character-count="921" meta:non-whitespace-character-count="771"/>
  </office:meta>
</office:document-meta>
</file>